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textmaker="tm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CJK SC" svg:font-family="'Noto Sans CJK SC'"/>
    <style:font-face style:name="Noto Sans Devanagari" svg:font-family="'Noto Sans Devanagari'"/>
    <style:font-face style:name="Noto Serif CJK SC" svg:font-family="'Noto Serif CJK SC'"/>
    <style:font-face style:name="Basic Sans" svg:font-family="'Basic Sans'" style:font-family-generic="roman"/>
    <style:font-face style:name="Liberation Serif" svg:font-family="'Liberation Serif'" style:font-family-generic="roman"/>
    <style:font-face style:name="Liberation Sans" svg:font-family="'Liberation Sans'" style:font-family-generic="swiss"/>
  </office:font-face-decls>
  <office:automatic-styles>
    <style:style style:name="Table1" style:family="table">
      <style:table-properties style:width="17.593cm" table:align="center" style:writing-mode="lr-tb" table:border-model="collapsing"/>
    </style:style>
    <style:style style:name="Table1.A" style:family="table-column">
      <style:table-column-properties style:column-width="8.797cm"/>
    </style:style>
    <style:style style:name="Table1.A1" style:family="table-cell">
      <style:table-cell-properties style:vertical-align="top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top" fo:padding="0.097cm" fo:border="0.05pt solid #000000"/>
    </style:style>
    <style:style style:name="Table1.A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top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3cm" table:align="center" style:writing-mode="lr-tb" table:border-model="collapsing"/>
    </style:style>
    <style:style style:name="Table2.A" style:family="table-column">
      <style:table-column-properties style:column-width="8.797cm"/>
    </style:style>
    <style:style style:name="Table2.A1" style:family="table-cell">
      <style:table-cell-properties style:vertical-align="top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top" fo:padding="0.097cm" fo:border="0.05pt solid #000000"/>
    </style:style>
    <style:style style:name="Table2.A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2.B2" style:family="table-cell">
      <style:table-cell-properties style:vertical-align="top"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text:number-lines="true" text:line-number="0"/>
    </style:style>
    <style:style style:name="P2" style:family="paragraph" style:parent-style-name="Text_20_body">
      <style:paragraph-properties fo:margin-top="0cm" fo:margin-bottom="0cm" style:contextual-spacing="false" text:number-lines="true" text:line-number="0"/>
      <style:text-properties fo:font-weight="bold" style:font-weight-asian="bold" style:font-weight-complex="bold"/>
    </style:style>
    <style:style style:name="P3" style:family="paragraph" style:parent-style-name="Text_20_body">
      <style:paragraph-properties fo:margin-top="0cm" fo:margin-bottom="0cm" style:contextual-spacing="false" fo:text-align="center" style:justify-single-word="false" text:number-lines="true" text:line-number="0"/>
      <style:text-properties fo:font-weight="bold" style:font-weight-asian="bold" style:font-weight-complex="bold"/>
    </style:style>
    <style:style style:name="P4" style:family="paragraph" style:parent-style-name="Text_20_body">
      <style:paragraph-properties fo:margin-top="0cm" fo:margin-bottom="0cm" style:contextual-spacing="false" fo:text-align="center" style:justify-single-word="false" text:number-lines="true" text:line-number="0"/>
    </style:style>
    <style:style style:name="P5" style:family="paragraph" style:parent-style-name="Standard">
      <style:paragraph-properties text:number-lines="true" text:line-number="0"/>
      <style:text-properties officeooo:rsid="00213de2" officeooo:paragraph-rsid="00213de2"/>
    </style:style>
    <style:style style:name="P6" style:family="paragraph" style:parent-style-name="Heading_20_3">
      <style:paragraph-properties fo:margin-left="0cm" fo:margin-right="0cm" fo:margin-top="0cm" fo:margin-bottom="0cm" style:contextual-spacing="false" fo:text-indent="0cm" style:auto-text-indent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letter-kerning="true" fo:background-color="transparent" style:font-name-asian="Noto Serif CJK SC" style:font-size-asian="14pt" style:language-asian="zh" style:country-asian="CN" style:font-style-asian="normal" style:font-weight-asian="normal" style:font-name-complex="Noto Sans Devanagari" style:font-size-complex="14pt" style:language-complex="hi" style:country-complex="IN" style:font-style-complex="normal" style:font-weight-complex="normal" style:text-scale="100%" text:display="true"/>
    </style:style>
    <style:style style:name="P7" style:family="paragraph" style:parent-style-name="Table_20_Contents">
      <style:paragraph-properties fo:text-align="center" style:justify-single-word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0.5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scale="100%" text:display="true"/>
    </style:style>
    <style:style style:name="P8" style:family="paragraph" style:parent-style-name="Table_20_Contents">
      <style:paragraph-properties fo:text-align="center" style:justify-single-word="false" text:number-lines="true" text:line-number="0"/>
      <style:text-properties officeooo:rsid="00183344" officeooo:paragraph-rsid="00183344"/>
    </style:style>
    <style:style style:name="P9" style:family="paragraph" style:parent-style-name="Table_20_Contents">
      <style:paragraph-properties fo:text-align="center" style:justify-single-word="false" text:number-lines="true" text:line-number="0"/>
      <style:text-properties officeooo:rsid="00241f9f" officeooo:paragraph-rsid="00241f9f"/>
    </style:style>
    <style:style style:name="P10" style:family="paragraph" style:parent-style-name="Table_20_Contents">
      <style:paragraph-properties fo:text-align="center" style:justify-single-word="false" text:number-lines="true" text:line-number="0"/>
      <style:text-properties officeooo:rsid="0032a81d" officeooo:paragraph-rsid="0032a81d"/>
    </style:style>
    <style:style style:name="P11" style:family="paragraph" style:parent-style-name="Table_20_Contents">
      <style:paragraph-properties fo:text-align="center" style:justify-single-word="false" text:number-lines="true" text:line-number="0"/>
      <style:text-properties officeooo:rsid="003b4bc4" officeooo:paragraph-rsid="003b4bc4"/>
    </style:style>
    <style:style style:name="P12" style:family="paragraph" style:parent-style-name="Table_20_Contents">
      <style:paragraph-properties fo:text-align="center" style:justify-single-word="false" text:number-lines="true" text:line-number="0"/>
      <style:text-properties officeooo:rsid="00469645" officeooo:paragraph-rsid="00469645"/>
    </style:style>
    <style:style style:name="P13" style:family="paragraph" style:parent-style-name="Table_20_Contents">
      <style:paragraph-properties fo:text-align="center" style:justify-single-word="false" text:number-lines="true" text:line-number="0"/>
      <style:text-properties officeooo:rsid="00522c17" officeooo:paragraph-rsid="00522c17"/>
    </style:style>
    <style:style style:name="P14" style:family="paragraph" style:parent-style-name="Table_20_Contents">
      <style:paragraph-properties fo:text-align="center" style:justify-single-word="false" text:number-lines="true" text:line-number="0"/>
      <style:text-properties officeooo:rsid="00727f99" officeooo:paragraph-rsid="00727f99"/>
    </style:style>
    <style:style style:name="P15" style:family="paragraph" style:parent-style-name="Table_20_Contents">
      <style:paragraph-properties fo:text-align="center" style:justify-single-word="false" text:number-lines="true" text:line-number="0"/>
      <style:text-properties officeooo:rsid="007835c7" officeooo:paragraph-rsid="007835c7"/>
    </style:style>
    <style:style style:name="P16" style:family="paragraph" style:parent-style-name="Table_20_Contents">
      <style:paragraph-properties fo:text-align="center" style:justify-single-word="false" text:number-lines="true" text:line-number="0"/>
      <style:text-properties officeooo:rsid="00844524" officeooo:paragraph-rsid="00844524"/>
    </style:style>
    <style:style style:name="P17" style:family="paragraph" style:parent-style-name="Text_20_body">
      <style:paragraph-properties fo:margin-top="0cm" fo:margin-bottom="0cm" style:contextual-spacing="false" text:number-lines="true" text:line-number="0"/>
    </style:style>
    <style:style style:name="P18" style:family="paragraph" style:parent-style-name="Text_20_body">
      <style:paragraph-properties fo:margin-top="0cm" fo:margin-bottom="0cm" style:contextual-spacing="false" fo:text-align="center" style:justify-single-word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0.5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scale="100%" text:display="true"/>
    </style:style>
    <style:style style:name="P19" style:family="paragraph" style:parent-style-name="Text_20_body">
      <style:paragraph-properties fo:margin-top="0cm" fo:margin-bottom="0cm" style:contextual-spacing="false" fo:text-align="center" style:justify-single-word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officeooo:rsid="00222b6d" officeooo:paragraph-rsid="00222b6d" style:letter-kerning="true" fo:background-color="transparent" style:font-name-asian="Noto Serif CJK SC" style:font-size-asian="10.5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scale="100%" text:display="true"/>
    </style:style>
    <style:style style:name="P20" style:family="paragraph" style:parent-style-name="Text_20_body">
      <style:paragraph-properties fo:margin-top="0cm" fo:margin-bottom="0cm" style:contextual-spacing="false" fo:text-align="center" style:justify-single-word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officeooo:rsid="002eeb89" officeooo:paragraph-rsid="002eeb89" style:letter-kerning="true" fo:background-color="transparent" style:font-name-asian="Noto Serif CJK SC" style:font-size-asian="10.5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scale="100%" text:display="true"/>
    </style:style>
    <style:style style:name="P21" style:family="paragraph" style:parent-style-name="Text_20_body">
      <style:paragraph-properties fo:margin-top="0cm" fo:margin-bottom="0cm" style:contextual-spacing="false" fo:text-align="center" style:justify-single-word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officeooo:rsid="00399da2" officeooo:paragraph-rsid="00399da2" style:letter-kerning="true" fo:background-color="transparent" style:font-name-asian="Noto Serif CJK SC" style:font-size-asian="10.5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scale="100%" text:display="true"/>
    </style:style>
    <style:style style:name="P22" style:family="paragraph" style:parent-style-name="Text_20_body">
      <style:paragraph-properties fo:margin-top="0cm" fo:margin-bottom="0cm" style:contextual-spacing="false" fo:text-align="center" style:justify-single-word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officeooo:rsid="0044ceeb" officeooo:paragraph-rsid="0044ceeb" style:letter-kerning="true" fo:background-color="transparent" style:font-name-asian="Noto Serif CJK SC" style:font-size-asian="10.5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scale="100%" text:display="true"/>
    </style:style>
    <style:style style:name="P23" style:family="paragraph" style:parent-style-name="Text_20_body">
      <style:paragraph-properties fo:margin-top="0cm" fo:margin-bottom="0cm" style:contextual-spacing="false" fo:text-align="center" style:justify-single-word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officeooo:rsid="004e0a54" officeooo:paragraph-rsid="004e0a54" style:letter-kerning="true" fo:background-color="transparent" style:font-name-asian="Noto Serif CJK SC" style:font-size-asian="10.5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scale="100%" text:display="true"/>
    </style:style>
    <style:style style:name="P24" style:family="paragraph" style:parent-style-name="Text_20_body">
      <style:paragraph-properties fo:margin-top="0cm" fo:margin-bottom="0cm" style:contextual-spacing="false" fo:text-align="center" style:justify-single-word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officeooo:rsid="007213eb" officeooo:paragraph-rsid="007213eb" style:letter-kerning="true" fo:background-color="transparent" style:font-name-asian="Noto Serif CJK SC" style:font-size-asian="10.5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scale="100%" text:display="true"/>
    </style:style>
    <style:style style:name="P25" style:family="paragraph" style:parent-style-name="Text_20_body">
      <style:paragraph-properties fo:margin-top="0cm" fo:margin-bottom="0cm" style:contextual-spacing="false" fo:text-align="center" style:justify-single-word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officeooo:rsid="00769653" officeooo:paragraph-rsid="00769653" style:letter-kerning="true" fo:background-color="transparent" style:font-name-asian="Noto Serif CJK SC" style:font-size-asian="10.5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scale="100%" text:display="true"/>
    </style:style>
    <style:style style:name="P26" style:family="paragraph" style:parent-style-name="Text_20_body">
      <style:paragraph-properties fo:margin-top="0cm" fo:margin-bottom="0cm" style:contextual-spacing="false" fo:text-align="center" style:justify-single-word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officeooo:rsid="007e8a45" officeooo:paragraph-rsid="007e8a45" style:letter-kerning="true" fo:background-color="transparent" style:font-name-asian="Noto Serif CJK SC" style:font-size-asian="10.5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scale="100%" text:display="true"/>
    </style:style>
    <style:style style:name="P27" style:family="paragraph" style:parent-style-name="Text_20_body">
      <style:paragraph-properties fo:margin-top="0cm" fo:margin-bottom="0cm" style:contextual-spacing="false" fo:text-align="center" style:justify-single-word="false" text:number-lines="true" text:line-number="0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loext:char-shading-value="0" style:font-name-asian="Noto Serif CJK SC" style:font-size-asian="10.5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scale="100%" text:display="true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officeooo:rsid="002821fc" style:letter-kerning="true" fo:background-color="transparent" loext:char-shading-value="0" style:font-name-asian="Noto Serif CJK SC" style:font-size-asian="10.5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scale="100%" text:display="true"/>
    </style:style>
    <style:style style:name="T3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officeooo:rsid="00338886" style:letter-kerning="true" fo:background-color="transparent" loext:char-shading-value="0" style:font-name-asian="Noto Serif CJK SC" style:font-size-asian="10.5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scale="100%" text:display="tru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style-complex="italic"/>
    </style:style>
    <style:style style:name="T6" style:family="text">
      <style:text-properties officeooo:rsid="00193f1b"/>
    </style:style>
    <style:style style:name="T7" style:family="text">
      <style:text-properties officeooo:rsid="001d3438"/>
    </style:style>
    <style:style style:name="T8" style:family="text">
      <style:text-properties officeooo:rsid="001eddee"/>
    </style:style>
    <style:style style:name="T9" style:family="text">
      <style:text-properties officeooo:rsid="0025fe72"/>
    </style:style>
    <style:style style:name="T10" style:family="text">
      <style:text-properties officeooo:rsid="002bca09"/>
    </style:style>
    <style:style style:name="T11" style:family="text">
      <style:text-properties officeooo:rsid="0034b9f7"/>
    </style:style>
    <style:style style:name="T12" style:family="text">
      <style:text-properties officeooo:rsid="004706a8"/>
    </style:style>
    <style:style style:name="T13" style:family="text">
      <style:text-properties officeooo:rsid="0048b46a"/>
    </style:style>
    <style:style style:name="T14" style:family="text">
      <style:text-properties officeooo:rsid="0049b287"/>
    </style:style>
    <style:style style:name="T15" style:family="text">
      <style:text-properties officeooo:rsid="004b593d"/>
    </style:style>
    <style:style style:name="T16" style:family="text">
      <style:text-properties officeooo:rsid="0054ee9f"/>
    </style:style>
    <style:style style:name="T17" style:family="text">
      <style:text-properties officeooo:rsid="00574431"/>
    </style:style>
    <style:style style:name="T18" style:family="text">
      <style:text-properties officeooo:rsid="005f976a"/>
    </style:style>
    <style:style style:name="T19" style:family="text">
      <style:text-properties officeooo:rsid="0061a7bc"/>
    </style:style>
    <style:style style:name="T20" style:family="text">
      <style:text-properties officeooo:rsid="006a9824"/>
    </style:style>
    <style:style style:name="T21" style:family="text">
      <style:text-properties officeooo:rsid="006d2ca8"/>
    </style:style>
    <style:style style:name="T22" style:family="text">
      <style:text-properties officeooo:rsid="00738c37"/>
    </style:style>
    <style:style style:name="T23" style:family="text">
      <style:text-properties officeooo:rsid="00751406"/>
    </style:style>
    <style:style style:name="T24" style:family="text">
      <style:text-properties officeooo:rsid="007835c7"/>
    </style:style>
    <style:style style:name="T25" style:family="text">
      <style:text-properties officeooo:rsid="0078bb77"/>
    </style:style>
    <style:style style:name="T26" style:family="text">
      <style:text-properties officeooo:rsid="007a602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section text:style-name="Sect1" text:name="Section2">
        <text:p text:style-name="P3"><text:a xlink:type="simple" xlink:href="https://www.thoughtco.com/travel-vocabulary-esl-4176622" text:style-name="Internet_20_link" text:visited-style-name="Visited_20_Internet_20_Link">https://www.thoughtco.com/travel-vocabulary-esl-4176622</text:a></text:p>
        <text:p text:style-name="P2"/>
        <text:p text:style-name="P2"/>
        <text:p text:style-name="P1"/>
        <text:h text:style-name="P6" text:outline-level="3">Air Travel Vocabulary and Sample Sentences</text:h>
        <text:p text:style-name="P1"/>
        <table:table table:name="Table1" table:style-name="Table1">
          <table:table-column table:style-name="Table1.A" table:number-columns-repeated="2"/>
          <table:table-row table:style-name="TableLine94455395202880">
            <table:table-cell table:style-name="Table1.A1" office:value-type="string">
              <text:p text:style-name="P4"><text:span text:style-name="Strong_20_Emphasis"><text:span text:style-name="T4">Airport</text:span></text:span><text:span text:style-name="Strong_20_Emphasis"><text:span text:style-name="T5">: I went to </text:span></text:span><text:a xlink:type="simple" xlink:href="https://www.thoughtco.com/beginner-dialogues-at-the-airport-1210034" text:style-name="Internet_20_link" text:visited-style-name="Visited_20_Internet_20_Link"><text:span text:style-name="Strong_20_Emphasis"><text:span text:style-name="T5">the airport </text:span></text:span></text:a><text:span text:style-name="Strong_20_Emphasis"><text:span text:style-name="T5">to catch a flight to San Francisco.</text:span></text:span></text:p>
            </table:table-cell>
            <table:table-cell table:style-name="Table1.B1" office:value-type="string">
              <text:p text:style-name="P7">Аэропорт: Я пошел в аэропорт чтобы успеть на полёт к Сан Франциско</text:p>
            </table:table-cell>
          </table:table-row>
          <table:table-row table:style-name="TableLine94455395596512">
            <table:table-cell table:style-name="Table1.A2" office:value-type="string">
              <text:p text:style-name="P4"><text:span text:style-name="Strong_20_Emphasis"><text:span text:style-name="T4">Check in</text:span></text:span><text:span text:style-name="Strong_20_Emphasis"><text:span text:style-name="T5">: Make sure to get to the airport two hours early to check in.</text:span></text:span></text:p>
            </table:table-cell>
            <table:table-cell table:style-name="Table1.B2" office:value-type="string">
              <text:p text:style-name="P7">Регистрация: Не забудьте прибыть в аэропорт на два часа раньше чтобы зарегистрироваться</text:p>
            </table:table-cell>
          </table:table-row>
          <table:table-row table:style-name="TableLine94455395666576">
            <table:table-cell table:style-name="Table1.A2" office:value-type="string">
              <text:p text:style-name="P4"><text:span text:style-name="Strong_20_Emphasis"><text:span text:style-name="T4">Fly</text:span></text:span><text:span text:style-name="Strong_20_Emphasis"><text:span text:style-name="T5">: I like to fly on the same airline to get mileage points.</text:span></text:span></text:p>
            </table:table-cell>
            <table:table-cell table:style-name="Table1.B2" office:value-type="string">
              <text:p text:style-name="P7">Полёт: Мне нравится летать той же самой авиакомпаниней чтобы получать очки</text:p>
            </table:table-cell>
          </table:table-row>
          <table:table-row table:style-name="TableLine94455395668048">
            <table:table-cell table:style-name="Table1.A2" office:value-type="string">
              <text:p text:style-name="P4"><text:span text:style-name="Strong_20_Emphasis"><text:span text:style-name="T4">Land</text:span></text:span><text:span text:style-name="Strong_20_Emphasis"><text:span text:style-name="T5">: The airplane will land in two hours.</text:span></text:span></text:p>
            </table:table-cell>
            <table:table-cell table:style-name="Table1.B2" office:value-type="string">
              <text:p text:style-name="P7">Земля: Самолёт будет на земле в 2 часа</text:p>
            </table:table-cell>
          </table:table-row>
          <table:table-row table:style-name="TableLine94455395669872">
            <table:table-cell table:style-name="Table1.A2" office:value-type="string">
              <text:p text:style-name="P4"><text:span text:style-name="Strong_20_Emphasis"><text:span text:style-name="T4">Landing</text:span></text:span><text:span text:style-name="Strong_20_Emphasis"><text:span text:style-name="T5">: The landing took place during a storm. It was very scary!</text:span></text:span></text:p>
            </table:table-cell>
            <table:table-cell table:style-name="Table1.B2" office:value-type="string">
              <text:p text:style-name="P7">Посадка: Посадка произошла во время шторма. Это было очень страшно!</text:p>
            </table:table-cell>
          </table:table-row>
          <table:table-row table:style-name="TableLine94455395671648">
            <table:table-cell table:style-name="Table1.A2" office:value-type="string">
              <text:p text:style-name="P4"><text:span text:style-name="Strong_20_Emphasis"><text:span text:style-name="T4">Plane</text:span></text:span><text:span text:style-name="Strong_20_Emphasis"><text:span text:style-name="T5">: The plane is packed with 300 passengers.</text:span></text:span></text:p>
            </table:table-cell>
            <table:table-cell table:style-name="Table1.B2" office:value-type="string">
              <text:p text:style-name="P7">Самолёт: В самолёте 300 пассажиров</text:p>
            </table:table-cell>
          </table:table-row>
          <table:table-row table:style-name="TableLine94455395673376">
            <table:table-cell table:style-name="Table1.A2" office:value-type="string">
              <text:p text:style-name="P4"><text:span text:style-name="Strong_20_Emphasis"><text:span text:style-name="T4">Take off</text:span></text:span><text:span text:style-name="Strong_20_Emphasis"><text:span text:style-name="T5">: The airplane is scheduled to take off at 3:30 p.m.</text:span></text:span></text:p>
            </table:table-cell>
            <table:table-cell table:style-name="Table1.B2" office:value-type="string">
              <text:p text:style-name="P7">Взлёт: самолёт запланировал взлёт на 15:30</text:p>
            </table:table-cell>
          </table:table-row>
        </table:table>
        <text:p text:style-name="P1"/>
        <text:p text:style-name="P1"/>
        <text:h text:style-name="P6" text:outline-level="3">Vacation Travel Vocabulary and Sample Sentences</text:h>
        <text:p text:style-name="P1"/>
        <table:table table:name="Table2" table:style-name="Table2">
          <table:table-column table:style-name="Table2.A" table:number-columns-repeated="2"/>
          <table:table-row table:style-name="TableLine94455501317360">
            <table:table-cell table:style-name="Table2.A1" office:value-type="string">
              <text:p text:style-name="P18">Camp: Do you like to camp in the woods?</text:p>
            </table:table-cell>
            <table:table-cell table:style-name="Table2.B1" office:value-type="string">
              <text:p text:style-name="P7">Лагерь: Тебе нравится разбивать лагерь в лесу?</text:p>
            </table:table-cell>
          </table:table-row>
          <table:table-row table:style-name="TableLine94455378778368">
            <table:table-cell table:style-name="Table2.A2" office:value-type="string">
              <text:p text:style-name="P4"><text:span text:style-name="Strong_20_Emphasis"><text:span text:style-name="T4">Destination</text:span></text:span><text:span text:style-name="Strong_20_Emphasis"><text:span text:style-name="T5">: What is your final destination?</text:span></text:span></text:p>
            </table:table-cell>
            <table:table-cell table:style-name="Table2.B2" office:value-type="string">
              <text:p text:style-name="P7">Пункт назначения: Какой твой конечный пункт назначения?</text:p>
            </table:table-cell>
          </table:table-row>
          <table:table-row table:style-name="TableLine94455472271072">
            <table:table-cell table:style-name="Table2.A2" office:value-type="string">
              <text:p text:style-name="P18">Excursion: I would like to take an excursion to the wine country while we are in Tuscany</text:p>
            </table:table-cell>
            <table:table-cell table:style-name="Table2.B2" office:value-type="string">
              <text:p text:style-name="P7">Экскурсия: Я хотел бы взять экскурсию в винную деревню, пока мы в Таскане</text:p>
            </table:table-cell>
          </table:table-row>
          <table:table-row table:style-name="TableLine94455378488432">
            <table:table-cell table:style-name="Table2.A2" office:value-type="string">
              <text:p text:style-name="P18">Go camping: Let’s go to the beach and go camping next weekend</text:p>
            </table:table-cell>
            <table:table-cell table:style-name="Table2.B2" office:value-type="string">
              <text:p text:style-name="P7">Пойти в поход: Пойдём на пляж и пойдем в поход в следующие выходные</text:p>
            </table:table-cell>
          </table:table-row>
          <table:table-row table:style-name="TableLine94455398746560">
            <table:table-cell table:style-name="Table2.A2" office:value-type="string">
              <text:p text:style-name="P18">Go sightseeing: Did you go sightseeing while you were in France?</text:p>
            </table:table-cell>
            <table:table-cell table:style-name="Table2.B2" office:value-type="string">
              <text:p text:style-name="P7">Осмотреть достопримечательности: Вы осмотрели достопримечательности пока вы были во Франции?</text:p>
            </table:table-cell>
          </table:table-row>
          <table:table-row table:style-name="TableLine94455398769664">
            <table:table-cell table:style-name="Table2.A2" office:value-type="string">
              <text:p text:style-name="P18">Hostel: Staying in a youth hostel is a great way <text:soft-page-break/>to save money on vacation</text:p>
            </table:table-cell>
            <table:table-cell table:style-name="Table2.B2" office:value-type="string">
              <text:p text:style-name="P7">Хостел: Остановиться в молодёжном хостеле <text:soft-page-break/>отличный способ сохранить деньги в отпуске</text:p>
            </table:table-cell>
          </table:table-row>
          <table:table-row table:style-name="TableLine94455428055824">
            <table:table-cell table:style-name="Table2.A2" office:value-type="string">
              <text:p text:style-name="P18">Hotel: I will book a hotel for two nights</text:p>
            </table:table-cell>
            <table:table-cell table:style-name="Table2.B2" office:value-type="string">
              <text:p text:style-name="P7">Отель: Я забронирую отель на две ночи</text:p>
            </table:table-cell>
          </table:table-row>
          <table:table-row table:style-name="TableLine94455404199904">
            <table:table-cell table:style-name="Table2.A2" office:value-type="string">
              <text:p text:style-name="P18">Journey: The journey will take four weeks and we will visit four countries</text:p>
            </table:table-cell>
            <table:table-cell table:style-name="Table2.B2" office:value-type="string">
              <text:p text:style-name="P7">Путешествие: Путешествие будет длиться 4 недели и мы посетим 4 страны</text:p>
            </table:table-cell>
          </table:table-row>
          <table:table-row table:style-name="TableLine94455379970768">
            <table:table-cell table:style-name="Table2.A2" office:value-type="string">
              <text:p text:style-name="P4"><text:span text:style-name="T1">Luggage: Can you carry the luggage upstairs?</text:span> </text:p>
            </table:table-cell>
            <table:table-cell table:style-name="Table2.B2" office:value-type="string">
              <text:p text:style-name="P7">Багаж: Ты можешь нести багаж по лестнице?</text:p>
            </table:table-cell>
          </table:table-row>
          <table:table-row table:style-name="TableLine94455378625376">
            <table:table-cell table:style-name="Table2.A2" office:value-type="string">
              <text:p text:style-name="P18">Motel: We stayed in a convenient motel on our way to Chicago</text:p>
            </table:table-cell>
            <table:table-cell table:style-name="Table2.B2" office:value-type="string">
              <text:p text:style-name="P7">Мотель: Мы остановились в удобном мотеле на нашем пути в Чикаго</text:p>
            </table:table-cell>
          </table:table-row>
          <table:table-row table:style-name="TableLine94455378577392">
            <table:table-cell table:style-name="Table2.A2" office:value-type="string">
              <text:p text:style-name="P18">Package holiday: I prefer to buy package holidays, so I don’t have to worry about anything</text:p>
            </table:table-cell>
            <table:table-cell table:style-name="Table2.B2" office:value-type="string">
              <text:p text:style-name="P7">Отдых по путевке всё включено: Я предпочитаю покупать путёвку всё включено, так я нисколько не переживаю</text:p>
            </table:table-cell>
          </table:table-row>
          <table:table-row table:style-name="TableLine94455378824832">
            <table:table-cell table:style-name="Table2.A2" office:value-type="string">
              <text:p text:style-name="P18">Passenger: The passenger felt ill during the voyage</text:p>
            </table:table-cell>
            <table:table-cell table:style-name="Table2.B2" office:value-type="string">
              <text:p text:style-name="P7">Пассажир: Пассажир почувствовал себя плохо во время круиза</text:p>
            </table:table-cell>
          </table:table-row>
          <table:table-row table:style-name="TableLine94455535303808">
            <table:table-cell table:style-name="Table2.A2" office:value-type="string">
              <text:p text:style-name="P18">Route: Our route will take us through Germany and on to Poland</text:p>
            </table:table-cell>
            <table:table-cell table:style-name="Table2.B2" office:value-type="string">
              <text:p text:style-name="P7">Маршрут: Наш маршрут будет проходить через Германию в Польшу</text:p>
            </table:table-cell>
          </table:table-row>
          <table:table-row table:style-name="TableLine94455380040704">
            <table:table-cell table:style-name="Table2.A2" office:value-type="string">
              <text:p text:style-name="P18">Sightseei<text:span text:style-name="T7">ng</text:span>: The sightseeing in this town is rather boring. Let’s go shopping</text:p>
            </table:table-cell>
            <table:table-cell table:style-name="Table2.B2" office:value-type="string">
              <text:p text:style-name="P8">Достопримечательность: <text:span text:style-name="T6">Достопримечательность в этом городе </text:span><text:span text:style-name="T8">довольно скучна. Пойдем по магазинам.</text:span></text:p>
            </table:table-cell>
          </table:table-row>
          <table:table-row table:style-name="TableLine94455380040704">
            <table:table-cell table:style-name="Table2.A2" office:value-type="string">
              <text:p text:style-name="P19">Suitcase: Let me unpack my suitcase and then we can go swimming</text:p>
            </table:table-cell>
            <table:table-cell table:style-name="Table2.B2" office:value-type="string">
              <text:p text:style-name="P9">Чемодан: <text:span text:style-name="T2">Разрешите</text:span> мне <text:span text:style-name="T9">распаковать мой чемодан и после мы можем </text:span><text:span text:style-name="T10">пойти </text:span><text:span text:style-name="T9">плавать</text:span></text:p>
            </table:table-cell>
          </table:table-row>
          <table:table-row table:style-name="TableLine94455380040704">
            <table:table-cell table:style-name="Table2.A2" office:value-type="string">
              <text:p text:style-name="P20">Tour: Peter went on a tour of the vineyard</text:p>
            </table:table-cell>
            <table:table-cell table:style-name="Table2.B2" office:value-type="string">
              <text:p text:style-name="P10">Тур: Питер <text:span text:style-name="T3">отправился</text:span> в тур <text:span text:style-name="T11">по винограднику</text:span></text:p>
            </table:table-cell>
          </table:table-row>
          <table:table-row table:style-name="TableLine94455380040704">
            <table:table-cell table:style-name="Table2.A2" office:value-type="string">
              <text:p text:style-name="P21">Tourism: Tourism is becoming am important industry in almost every country</text:p>
            </table:table-cell>
            <table:table-cell table:style-name="Table2.B2" office:value-type="string">
              <text:p text:style-name="P11">Туризм: Туризм составляет важную индустрию в почти всех странах</text:p>
            </table:table-cell>
          </table:table-row>
          <table:table-row table:style-name="TableLine94455380040704">
            <table:table-cell table:style-name="Table2.A2" office:value-type="string">
              <text:p text:style-name="P22">Tourist: Every May, many tourists from around the wold come to see the flower festival</text:p>
            </table:table-cell>
            <table:table-cell table:style-name="Table2.B2" office:value-type="string">
              <text:p text:style-name="P12">Турист: Каждый май, много туристов из <text:span text:style-name="T12">всего <text:s/></text:span><text:span text:style-name="T13">мира </text:span><text:span text:style-name="T14">придут смотреть </text:span><text:span text:style-name="T15">фестиваль цветов</text:span></text:p>
            </table:table-cell>
          </table:table-row>
          <table:table-row table:style-name="TableLine94455380040704">
            <table:table-cell table:style-name="Table2.A2" office:value-type="string">
              <text:p text:style-name="P23">Travel: Travel is one of his favorite free time activities</text:p>
            </table:table-cell>
            <table:table-cell table:style-name="Table2.B2" office:value-type="string">
              <text:p text:style-name="P13">Путешествовать: Путешествовать <text:span text:style-name="T16">одно его </text:span><text:span text:style-name="T19">любимое </text:span><text:span text:style-name="T20">занятие в </text:span><text:span text:style-name="T17">свободное </text:span><text:span text:style-name="T18">врем</text:span><text:span text:style-name="T21">я</text:span></text:p>
            </table:table-cell>
          </table:table-row>
          <table:table-row table:style-name="TableLine94455380040704">
            <table:table-cell table:style-name="Table2.A2" office:value-type="string">
              <text:p text:style-name="P24">Travel agent: The travel agent found us a great deal</text:p>
            </table:table-cell>
            <table:table-cell table:style-name="Table2.B2" office:value-type="string">
              <text:p text:style-name="P14">Тур-агент: Тур-агент <text:span text:style-name="T22">нашел нам </text:span><text:span text:style-name="T23">великую сделку</text:span></text:p>
            </table:table-cell>
          </table:table-row>
          <table:table-row table:style-name="TableLine94455380040704">
            <table:table-cell table:style-name="Table2.A2" office:value-type="string">
              <text:p text:style-name="P25">Trip: The trip to New York wa<text:span text:style-name="T24">s</text:span> lo<text:span text:style-name="T25">v</text:span>ely and interesting</text:p>
            </table:table-cell>
            <table:table-cell table:style-name="Table2.B2" office:value-type="string">
              <text:p text:style-name="P15">Поездка: Поездка в Нью Йорк <text:span text:style-name="T25">была </text:span><text:span text:style-name="T26">прекрасной и интересной</text:span></text:p>
            </table:table-cell>
          </table:table-row>
          <table:table-row table:style-name="TableLine94455380040704">
            <table:table-cell table:style-name="Table2.A2" office:value-type="string">
              <text:p text:style-name="P26">Vacation: I’d love to take a nice long vacation on the beach</text:p>
            </table:table-cell>
            <table:table-cell table:style-name="Table2.B2" office:value-type="string">
              <text:p text:style-name="P16">Отпуск: Я хотел бы провести хороший долгий отпуск на пляже</text:p>
            </table:table-cell>
          </table:table-row>
        </table:table>
        <text:p text:style-name="P5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textmaker="tm" xmlns:xhtml="http://www.w3.org/1999/xhtml" office:version="1.3">
  <office:font-face-decls>
    <style:font-face style:name="Noto Sans CJK SC" svg:font-family="'Noto Sans CJK SC'"/>
    <style:font-face style:name="Noto Sans Devanagari" svg:font-family="'Noto Sans Devanagari'"/>
    <style:font-face style:name="Noto Serif CJK SC" svg:font-family="'Noto Serif CJK SC'"/>
    <style:font-face style:name="Basic Sans" svg:font-family="'Basic Sans'" style:font-family-generic="roman"/>
    <style:font-face style:name="Liberation Serif" svg:font-family="'Liberation Serif'" style:font-family-generic="roman"/>
    <style:font-face style:name="Liberation Sans" svg:font-family="'Liberatio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parent-style-name="Normal" style:class="text">
      <style:paragraph-properties fo:orphans="2" fo:widows="2" fo:hyphenation-ladder-count="no-limit" text:number-lines="true" text:line-number="0"/>
      <style:text-properties fo:hyphenate="false" fo:hyphenation-remain-char-count="2" fo:hyphenation-push-char-count="2" loext:hyphenation-no-caps="false"/>
    </style:style>
    <style:style style:name="Normal" style:family="paragraph">
      <loext:graphic-properties draw:fill="none" draw:fill-color="#729fcf"/>
      <style:paragraph-properties textmaker:pgf-auto-space-before="false" textmaker:pgf-auto-space-after="false"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reak-before="auto" fo:break-after="auto" fo:background-color="transparent" fo:padding="0.106cm" fo:border="none" text:number-lines="false" text:line-number="0" style:writing-mode="lr-tb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family="'Liberation Serif'" style:font-family-generic="roman" fo:font-size="12pt" fo:letter-spacing="normal" fo:language="en" fo:country="US" fo:font-style="normal" style:text-underline-style="none" fo:font-weight="normal" style:letter-kerning="true" fo:background-color="transparent" style:font-name-asian="Noto Serif CJK SC" style:font-family-asian="'Noto Serif CJK SC'" style:font-size-asian="10.5pt" style:language-asian="zh" style:country-asian="CN" style:font-style-asian="normal" style:font-weight-asian="normal" style:font-name-complex="Noto Sans Devanagari" style:font-family-complex="'Noto Sans Devanagari'" style:font-size-complex="12pt" style:language-complex="hi" style:country-complex="IN" style:font-style-complex="normal" style:font-weight-complex="normal" style:text-scale="100%" text:display="tru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text:number-lines="true" text:line-number="0"/>
      <style:text-properties style:font-name="Liberation Sans" fo:font-family="'Liberation Sans'" style:font-family-generic="swiss" fo:font-size="14pt" style:font-name-asian="Noto Sans CJK SC" style:font-family-asian="'Noto Sans CJK SC'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text:number-lines="true" text:line-number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.106cm" style:contextual-spacing="false" fo:keep-together="always" fo:orphans="0" fo:widows="0" fo:hyphenation-ladder-count="no-limit" fo:keep-with-next="always" text:number-lines="true" text:line-number="0"/>
      <style:text-properties style:font-name="Basic Sans" fo:font-family="'Basic Sans'" style:font-family-generic="roman" fo:font-size="18pt" fo:language="en" fo:country="US" fo:font-weight="bold" style:font-name-asian="Basic Sans" style:font-family-asian="'Basic Sans'" style:font-family-generic-asian="roman" style:font-size-asian="18pt" style:language-asian="none" style:country-asian="none" style:font-weight-asian="bold" style:font-name-complex="Basic Sans" style:font-family-complex="'Basic Sans'" style:font-family-generic-complex="roman" style:font-size-complex="18pt" style:language-complex="none" style:country-complex="none" style:font-weight-complex="bold" fo:hyphenate="true" fo:hyphenation-remain-char-count="2" fo:hyphenation-push-char-count="2" loext:hyphenation-no-caps="false"/>
    </style:style>
    <style:style style:name="Heading_20_2" style:display-name="Heading 2" style:family="paragraph" style:parent-style-name="Heading_20_1" style:next-style-name="Normal" style:default-outline-level="2" style:class="text">
      <style:paragraph-properties text:number-lines="true" text:line-number="0"/>
      <style:text-properties fo:font-size="16pt" style:font-size-asian="16pt" style:font-size-complex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cm" style:contextual-spacing="false" fo:text-indent="0cm" style:auto-text-indent="false" text:number-lines="true" text:line-number="0"/>
      <style:text-properties style:font-name="Liberation Serif" fo:font-family="'Liberation Serif'" style:font-family-generic="roman" fo:font-weight="bold" style:font-name-asian="Noto Serif CJK SC" style:font-family-asian="'Noto Serif CJK SC'" style:font-weight-asian="bold" style:font-weight-complex="bold"/>
    </style:style>
    <style:style style:name="List" style:family="paragraph" style:parent-style-name="Text_20_body" style:class="list">
      <style:paragraph-properties text:number-lines="true" text:line-number="0"/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true" text:line-number="0"/>
      <style:text-properties fo:font-style="italic" style:font-size-asian="12pt" style:font-style-asian="italic" style:font-style-complex="italic"/>
    </style:style>
    <style:style style:name="Index" style:family="paragraph" style:parent-style-name="Standard" style:class="index">
      <style:paragraph-properties text:number-lines="tru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tru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true" text:line-number="0"/>
      <style:text-properties fo:font-weight="bold" style:font-weight-asian="bold" style:font-weight-complex="bold"/>
    </style:style>
    <style:style style:name="Normal" style:family="text">
      <style:text-properties style:use-window-font-color="true" loext:opacity="0%" style:font-name="Liberation Serif" fo:font-family="'Liberation Serif'" style:font-family-generic="roman" fo:font-size="12pt" fo:language="en" fo:country="US" style:letter-kerning="true" style:font-name-asian="Noto Serif CJK SC" style:font-family-asian="'Noto Serif CJK SC'" style:font-size-asian="10.5pt" style:language-asian="zh" style:country-asian="CN" style:font-name-complex="Noto Sans Devanagari" style:font-family-complex="'Noto Sans Devanagari'" style:font-size-complex="12pt" style:language-complex="hi" style:country-complex="IN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none" fo:country="none" style:text-underline-style="solid" style:text-underline-width="auto" style:text-underline-color="font-color" style:text-underline-mode="continuous" style:text-overline-mode="continuous" style:text-line-through-mode="continuous" style:language-asian="none" style:country-asian="none" style:language-complex="none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4cm" fo:page-height="27.94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10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5.2$Linux_X86_64 LibreOffice_project/00$Build-2</meta:generator>
    <meta:creation-date>2021-04-10T13:15:17</meta:creation-date>
    <dc:date>2021-04-18T11:20:32.078123789</dc:date>
    <meta:print-date>1970-01-01T03:00:00</meta:print-date>
    <meta:editing-duration>PT1H25M39S</meta:editing-duration>
    <meta:editing-cycles>57</meta:editing-cycles>
    <meta:document-statistic meta:table-count="2" meta:image-count="0" meta:object-count="0" meta:page-count="2" meta:paragraph-count="61" meta:word-count="620" meta:character-count="3764" meta:non-whitespace-character-count="3203"/>
  </office:meta>
</office:document-meta>
</file>